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2">
            <text:p>Start date</text:p>
          </table:table-cell>
          <table:table-cell office:value-type="string" table:style-name="ce2">
            <text:p>Duration(days)</text:p>
          </table:table-cell>
          <table:table-cell office:value-type="string" table:style-name="ce2">
            <text:p>End date</text:p>
          </table:table-cell>
          <table:table-cell table:style-name="ce1">
            <draw:frame draw:z-index="1" draw:id="id0" draw:style-name="a0" draw:name="Chart 1" svg:x="0.51042in" svg:y="0.19792in" svg:width="13.75in" svg:height="4.1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Initial state</text:p>
          </table:table-cell>
          <table:table-cell table:style-name="ce3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5">
            <text:p>Project Plan</text:p>
          </table:table-cell>
          <table:table-cell office:value-type="date" office:date-value="2014-02-04T00:00:00" table:style-name="ce6">
            <text:p>4.2.2014</text:p>
          </table:table-cell>
          <table:table-cell office:value-type="float" office:value="20" table:style-name="ce4">
            <text:p>20</text:p>
          </table:table-cell>
          <table:table-cell office:value-type="date" office:date-value="2014-02-23T00:00:00" table:style-name="ce3">
            <text:p>23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uggestions</text:p>
          </table:table-cell>
          <table:table-cell office:value-type="date" office:date-value="2014-02-04T00:00:00" table:style-name="ce3">
            <text:p>4.2.2014</text:p>
          </table:table-cell>
          <table:table-cell office:value-type="float" office:value="7" table:style-name="ce4">
            <text:p>7</text:p>
          </table:table-cell>
          <table:table-cell office:value-type="date" office:date-value="2014-02-10T00:00:00" table:style-name="ce3">
            <text:p>10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stions</text:p>
          </table:table-cell>
          <table:table-cell office:value-type="date" office:date-value="2014-02-04T00:00:00" table:style-name="ce3">
            <text:p>4.2.2014</text:p>
          </table:table-cell>
          <table:table-cell office:value-type="float" office:value="7" table:style-name="ce4">
            <text:p>7</text:p>
          </table:table-cell>
          <table:table-cell office:value-type="date" office:date-value="2014-02-10T00:00:00" table:style-name="ce3">
            <text:p>10.2.20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igning</text:p>
          </table:table-cell>
          <table:table-cell table:style-name="ce3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5">
            <text:p>Database model</text:p>
          </table:table-cell>
          <table:table-cell office:value-type="date" office:date-value="2014-02-18T00:00:00" table:style-name="ce3">
            <text:p>18.2.2014</text:p>
          </table:table-cell>
          <table:table-cell office:value-type="float" office:value="19" table:style-name="ce4">
            <text:p>19</text:p>
          </table:table-cell>
          <table:table-cell office:value-type="date" office:date-value="2014-02-21T00:00:00" table:style-name="ce3">
            <text:p>21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UI form applications</text:p>
          </table:table-cell>
          <table:table-cell office:value-type="date" office:date-value="2014-02-18T00:00:00" table:style-name="ce3">
            <text:p>18.2.2014</text:p>
          </table:table-cell>
          <table:table-cell office:value-type="float" office:value="20" table:style-name="ce4">
            <text:p>20</text:p>
          </table:table-cell>
          <table:table-cell office:value-type="date" office:date-value="2014-02-21T00:00:00" table:style-name="ce3">
            <text:p>21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ite mapping</text:p>
          </table:table-cell>
          <table:table-cell office:value-type="date" office:date-value="2014-02-18T00:00:00" table:style-name="ce3">
            <text:p>18.2.2014</text:p>
          </table:table-cell>
          <table:table-cell office:value-type="float" office:value="5" table:style-name="ce4">
            <text:p>5</text:p>
          </table:table-cell>
          <table:table-cell office:value-type="date" office:date-value="2014-02-22T00:00:00" table:style-name="ce3">
            <text:p>22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lass diagrams</text:p>
          </table:table-cell>
          <table:table-cell office:value-type="date" office:date-value="2014-02-25T00:00:00" table:style-name="ce3">
            <text:p>25.2.2014</text:p>
          </table:table-cell>
          <table:table-cell office:value-type="float" office:value="4" table:style-name="ce4">
            <text:p>4</text:p>
          </table:table-cell>
          <table:table-cell office:value-type="date" office:date-value="2014-02-28T00:00:00" table:style-name="ce6">
            <text:p>28.2.201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bsitev1</text:p>
          </table:table-cell>
          <table:table-cell office:value-type="date" office:date-value="2014-02-25T00:00:00" table:style-name="ce3">
            <text:p>25.2.2014</text:p>
          </table:table-cell>
          <table:table-cell office:value-type="float" office:value="21" table:style-name="ce4">
            <text:p>21</text:p>
          </table:table-cell>
          <table:table-cell office:value-type="date" office:date-value="2014-02-17T00:00:00" table:style-name="ce3">
            <text:p>17.2.201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Building</text:p>
          </table:table-cell>
          <table:table-cell table:style-name="ce3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5">
            <text:p>Websitev2</text:p>
          </table:table-cell>
          <table:table-cell office:value-type="date" office:date-value="2014-04-14T00:00:00" table:style-name="ce3">
            <text:p>14.4.2014</text:p>
          </table:table-cell>
          <table:table-cell office:value-type="float" office:value="14" table:style-name="ce4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Final Database</text:p>
          </table:table-cell>
          <table:table-cell office:value-type="date" office:date-value="2014-04-14T00:00:00" table:style-name="ce3">
            <text:p>14.4.2014</text:p>
          </table:table-cell>
          <table:table-cell office:value-type="float" office:value="10" table:style-name="ce4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pplications</text:p>
          </table:table-cell>
          <table:table-cell office:value-type="date" office:date-value="2014-04-14T00:00:00" table:style-name="ce3">
            <text:p>14.4.2014</text:p>
          </table:table-cell>
          <table:table-cell office:value-type="float" office:value="21" table:style-name="ce4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Websitev3</text:p>
          </table:table-cell>
          <table:table-cell office:value-type="date" office:date-value="2014-04-28T00:00:00" table:style-name="ce3">
            <text:p>28.4.2014</text:p>
          </table:table-cell>
          <table:table-cell office:value-type="float" office:value="14" table:style-name="ce4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Testing</text:p>
          </table:table-cell>
          <table:table-cell table:style-name="ce3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5">
            <text:p>Testing system</text:p>
          </table:table-cell>
          <table:table-cell office:value-type="date" office:date-value="2014-05-18T00:00:00" table:style-name="ce3">
            <text:p>18.5.2014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How to use manual</text:p>
          </table:table-cell>
          <table:table-cell office:value-type="date" office:date-value="2014-05-18T00:00:00" table:style-name="ce3">
            <text:p>18.5.2014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esenting</text:p>
          </table:table-cell>
          <table:table-cell table:style-name="ce3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5">
            <text:p>Presentation</text:p>
          </table:table-cell>
          <table:table-cell office:value-type="date" office:date-value="2014-05-25T00:00:00" table:style-name="ce3">
            <text:p>25.5.2014</text:p>
          </table:table-cell>
          <table:table-cell office:value-type="float" office:value="7" table:style-name="ce4">
            <text:p>7</text:p>
          </table:table-cell>
          <table:table-cell office:value-type="date" office:date-value="2014-05-31T00:00:00" table:style-name="ce8">
            <text:p>31.5.2014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/>
      <number:text>.</number:text>
      <number:month/>
      <number:text>.</number:text>
      <number:year number:style="long"/>
    </number:date-style>
    <number:date-style style:name="N36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sho</meta:initial-creator>
    <dc:creator>Pesho</dc:creator>
    <meta:creation-date>2014-02-23T15:00:09Z</meta:creation-date>
    <dc:date>2014-02-23T16:23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maximum="41790" chart:minimum="41674" chart:interval-major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300.0pt" svg:width="990.0pt" chart:style-name="Crt0">
        <chart:plot-area svg:x="80.65409448818897pt" svg:y="0.321889763779528pt" svg:width="802.3166141732283pt" svg:height="278.5481102362205pt" chart:style-name="Plt0">
          <chart:axis chart:dimension="x" chart:name="primary-x" chart:style-name="Axs0">
            <chart:categories table:cell-range-address="Sheet1.$A$2:.$A$21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:.$B$21" chart:class="chart:bar" chart:attached-axis="primary-y" chart:style-name="G0S0">
            <chart:data-point chart:repeated="20"/>
          </chart:series>
          <chart:series chart:values-cell-range-address="Sheet1.$C$2:.$C$21" chart:class="chart:bar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